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language="de" fo:country="DE" fo:font-style="italic" style:font-size-asian="14pt" style:font-style-asian="italic" style:font-size-complex="14pt" style:font-style-complex="italic"/>
    </style:style>
    <style:style style:name="P2" style:family="paragraph" style:parent-style-name="Text_20_body">
      <style:text-properties fo:language="de" fo:country="DE"/>
    </style:style>
    <style:style style:name="P3" style:family="paragraph" style:parent-style-name="Text_20_body">
      <style:paragraph-properties fo:text-align="center" style:justify-single-word="false"/>
      <style:text-properties fo:language="de" fo:country="DE"/>
    </style:style>
    <style:style style:name="P4" style:family="paragraph" style:parent-style-name="Text_20_body">
      <style:paragraph-properties fo:text-align="end"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P6" style:family="paragraph" style:parent-style-name="Text_20_body">
      <style:paragraph-properties fo:text-align="justify" style:justify-single-word="false"/>
      <style:text-properties fo:language="de" fo:country="DE" officeooo:rsid="00086e2a" officeooo:paragraph-rsid="00086e2a"/>
    </style:style>
    <style:style style:name="P7" style:family="paragraph" style:parent-style-name="Text_20_body">
      <style:paragraph-properties fo:text-align="justify" style:justify-single-word="false"/>
      <style:text-properties fo:language="de" fo:country="DE" officeooo:rsid="000977ed" officeooo:paragraph-rsid="000977ed"/>
    </style:style>
    <style:style style:name="T1" style:family="text">
      <style:text-properties officeooo:rsid="000406b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406b7" style:font-style-asian="italic"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0406b7"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officeooo:rsid="0005ee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Grundlinien </text:span><text:span text:style-name="T6">einer </text:span><text:span text:style-name="T5">Fhilosophie der Technik</text:span> </text:p>
      <text:p text:style-name="P1">Zur Entstehungsgeschichte der Cultur aus neuen Gesichtspunkten</text:p>
      <text:p text:style-name="P4">Von <text:span text:style-name="T1">Ernst Kapp</text:span></text:p>
      <text:p text:style-name="P2"/>
      <text:p text:style-name="P5">„<text:span text:style-name="T3">Die ganze M</text:span><text:span text:style-name="T4">e</text:span><text:span text:style-name="T3">nschenges</text:span><text:span text:style-name="T4">ch</text:span><text:span text:style-name="T3">ichte, genau geprüft, löst sich zuletzt in die Geschichte der Erfindung besserer Werkzeuge auf.</text:span>" Edmund Reittinger. </text:p>
      <text:p text:style-name="P3">Braunschweig </text:p>
      <text:p text:style-name="P3">DRUCK UND VERLAG VON GEORGE WESTERMANN. </text:p>
      <text:p text:style-name="P3">1877</text:p>
      <text:p text:style-name="P2"/>
      <text:p text:style-name="P3"><text:span text:style-name="T7">Vorwort</text:span><text:span text:style-name="T2">.</text:span> </text:p>
      <text:p text:style-name="P5">Derjenige Zweig der Technik, welchen der Spracgebrauc<text:span text:style-name="T8">h</text:span> als mechanische Technik bezeichnet, ist der hauptsächliche Gegenstand der vorliegenden Schrift. Dass neuerdings empirische Stoffe mehrfach einer philosophischen Behandlung unterzogen worden sind, ist immerhin ein erfreulicher Beleg für die Thatsache, dass Empirie und Speculation das Bedürfniss gegenseitiger Ergänzung haben. So dürfte denn auch eine Philosophie der Technik sich rechtfertigen lassen, so weit es der denkenden Betrachtung gelingen wird, die Entstehung und Vervollkommnung der aus der Hand des Menschen stammenden Artefacte als erste Bedingung seiner Entwickelung zum Selbstbewusstsein darzulegen.</text:p>
      <text:p text:style-name="P6">Einer annähernd befriedigenden Lösung dieser Aufgabe nach ihrem ganyen Umfange mich nicht gewachsen fühlend, habe ich wenigstens die Grundlegung versucht, die ihren Yweck erfüllt, wenn ihr als brauchbarer Vorarbeit eine yustimmende aufnahme yu Theil werden sollte. Von neuen Gesichtspunkten wird dabei insofern ausgegangen, als ich ein neues Princip für dahin einschlagende Untersuchungen gefunden yu haben glaube.</text:p>
      <text:p text:style-name="P7">Zunächst wird durch unbestreibare Thatsachen nachgewieses, dass der Mensch unberwusst Form, Functionsbezieung und Normalverhältniss seiner leibblichen Gliederung auf die Werke seiner Hand überträgt und das er dieser ihrer analogen Beyiehungen zu ihm selbst erst hinterher sich bewusst wird. Dieses Zustandekommen von Mechanismen nach organischem Vorbilde, sowie das Verständniss des Organismus mittels mechanischer Vorrichtungen, und überhaupt die Durchführung des als Organprojection aufgstellten Princips für die, nur auf diesem Wege mögliche, Erreichchung des Zieles der menschlichen Thätigkeit, ist der eigentliche Inhalt dieser Bo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16T11:31:53.439832744</meta:creation-date>
    <dc:date>2014-09-01T16:31:34.219695333</dc:date>
    <dc:creator>Guillermo Lengemann</dc:creator>
    <meta:editing-duration>PT15M24S</meta:editing-duration>
    <meta:editing-cycles>6</meta:editing-cycles>
    <meta:generator>LibreOffice/4.2.6.2$Linux_X86_64 LibreOffice_project/420m0$Build-2</meta:generator>
    <meta:document-statistic meta:table-count="0" meta:image-count="0" meta:object-count="0" meta:page-count="1" meta:paragraph-count="11" meta:word-count="264" meta:character-count="2045" meta:non-whitespace-character-count="1787"/>
  </office:meta>
</office:document-meta>
</file>